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3b1" officeooo:paragraph-rsid="0018d3b1"/>
    </style:style>
    <style:style style:name="T1" style:family="text">
      <style:text-properties officeooo:rsid="0018d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бучение по:<text:line-break/></text:span><text:a xlink:type="simple" xlink:href="https://www.youtube.com/watch?v=FyTL1bnUx5I&amp;list=TLPQMDUxMDIwMjPzzbRJxQ1odA&amp;index=2&amp;ab_channel=selfedu" text:style-name="Internet_20_link" text:visited-style-name="Visited_20_Internet_20_Link">https://www.youtube.com/watch?v=FyTL1bnUx5I&amp;list=TLPQMDUxMDIwMjPzzbRJxQ1odA&amp;index=2&amp;ab_channel=selfedu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1:45:11.879311674</meta:creation-date>
    <dc:date>2023-10-05T11:46:35.792487750</dc:date>
    <meta:editing-duration>PT1M24S</meta:editing-duration>
    <meta:editing-cycles>1</meta:editing-cycles>
    <meta:document-statistic meta:table-count="0" meta:image-count="0" meta:object-count="0" meta:page-count="1" meta:paragraph-count="1" meta:word-count="3" meta:character-count="115" meta:non-whitespace-character-count="113"/>
    <meta:generator>LibreOffice/7.3.7.2$Linux_X86_64 LibreOffice_project/30$Build-2</meta:generator>
  </office:meta>
</office:document-meta>
</file>